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8c6f" officeooo:paragraph-rsid="000a8c6f"/>
    </style:style>
    <style:style style:name="P2" style:family="paragraph" style:parent-style-name="Standard">
      <style:text-properties fo:font-size="32pt" officeooo:rsid="000a8c6f" officeooo:paragraph-rsid="000a8c6f" style:font-size-asian="32pt" style:font-size-complex="32pt"/>
    </style:style>
    <style:style style:name="P3" style:family="paragraph" style:parent-style-name="Standard">
      <style:text-properties officeooo:rsid="000b3e0f" officeooo:paragraph-rsid="000b3e0f"/>
    </style:style>
    <style:style style:name="P4" style:family="paragraph" style:parent-style-name="Standard">
      <style:text-properties officeooo:rsid="000f7f91" officeooo:paragraph-rsid="000f7f91"/>
    </style:style>
    <style:style style:name="P5" style:family="paragraph" style:parent-style-name="Standard">
      <style:text-properties officeooo:rsid="000fa166" officeooo:paragraph-rsid="000fa166"/>
    </style:style>
    <style:style style:name="P6" style:family="paragraph" style:parent-style-name="Standard">
      <style:text-properties officeooo:rsid="000fa166" officeooo:paragraph-rsid="000fa166" fo:background-color="#cccccc"/>
    </style:style>
    <style:style style:name="P7" style:family="paragraph" style:parent-style-name="Standard">
      <style:text-properties officeooo:rsid="000f7f91" officeooo:paragraph-rsid="000f7f91" fo:background-color="#cccccc"/>
    </style:style>
    <style:style style:name="P8" style:family="paragraph" style:parent-style-name="Standard">
      <style:text-properties officeooo:rsid="000f1269" officeooo:paragraph-rsid="000f1269" fo:background-color="#cccccc"/>
    </style:style>
    <style:style style:name="P9" style:family="paragraph" style:parent-style-name="Standard">
      <style:text-properties officeooo:rsid="000b3e0f" officeooo:paragraph-rsid="000b3e0f" fo:background-color="#cccccc"/>
    </style:style>
    <style:style style:name="P10" style:family="paragraph" style:parent-style-name="Standard">
      <style:text-properties officeooo:rsid="0010e499" officeooo:paragraph-rsid="0010e499"/>
    </style:style>
    <style:style style:name="P11" style:family="paragraph" style:parent-style-name="Standard">
      <style:text-properties fo:font-size="15pt" officeooo:rsid="000b3e0f" officeooo:paragraph-rsid="000b3e0f" style:font-size-asian="15pt" style:font-size-complex="15pt"/>
    </style:style>
    <style:style style:name="P12" style:family="paragraph" style:parent-style-name="Standard">
      <style:text-properties fo:font-size="15pt" officeooo:rsid="000fa166" officeooo:paragraph-rsid="000fa166" style:font-size-asian="15pt" style:font-size-complex="15pt"/>
    </style:style>
    <style:style style:name="T1" style:family="text">
      <style:text-properties officeooo:rsid="000b3e0f"/>
    </style:style>
    <style:style style:name="T2" style:family="text">
      <style:text-properties officeooo:rsid="000e6ac1"/>
    </style:style>
    <style:style style:name="T3" style:family="text">
      <style:text-properties officeooo:rsid="000f1269"/>
    </style:style>
    <style:style style:name="T4" style:family="text">
      <style:text-properties officeooo:rsid="0010e499"/>
    </style:style>
    <style:style style:name="T5" style:family="text">
      <style:text-properties officeooo:rsid="0012ec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stgreSQL Role</text:p>
      <text:p text:style-name="P1"/>
      <text:p text:style-name="P1"><text:s/>- <text:span text:style-name="T1">Role은 DB에 접근 권한을 관리하는 개념</text:span></text:p>
      <text:p text:style-name="P1"><text:s/>- <text:span text:style-name="T1">Role은 세팅하는 방법에 따라 User나 Group을 정할 수 있다.</text:span></text:p>
      <text:p text:style-name="P1"><text:s/>- <text:span text:style-name="T1">Role에서 로그인 권한을 주면 User라고 한다. (Role은 디폴트 값으로 NOLOGIN이다.)</text:span></text:p>
      <text:p text:style-name="P1"><text:s/>- <text:span text:style-name="T1">Role에서 다른 Role의 맴버는 Group이라고 한다.</text:span></text:p>
      <text:p text:style-name="P1"/>
      <text:p text:style-name="P11"><text:s/>Role 생성</text:p>
      <text:p text:style-name="P9">$ CTEATE ROLE &lt;role_name&gt; <text:span text:style-name="T3">[option]</text:span>;</text:p>
      <text:p text:style-name="P3"/>
      <text:p text:style-name="P3"><text:s/>Role Attribute</text:p>
      <text:p text:style-name="P3"><text:s/>- <text:span text:style-name="T2">LOGIN : Login 가능, 해당 Role을 User로 판단.</text:span></text:p>
      <text:p text:style-name="P3"><text:s/>- <text:span text:style-name="T2">SUPERUSER : Login을 제외한 모든 권한을 가진다. 함부로 SUPERUSER하는 것은 위험.</text:span></text:p>
      <text:p text:style-name="P3"><text:s/>- <text:span text:style-name="T2">CREATEDB : DB을 생성할 수 있는 권한 위임</text:span></text:p>
      <text:p text:style-name="P3"><text:s/>- <text:span text:style-name="T2">CREATEUSER : User을 생성할 수 있는 권한 위임.</text:span></text:p>
      <text:p text:style-name="P3"><text:s/>- <text:span text:style-name="T2">PASSWORD : 해당 Role에 비밀번호를 부여.</text:span></text:p>
      <text:p text:style-name="P3"/>
      <text:p text:style-name="P11"><text:s/><text:span text:style-name="T3">Role 수정</text:span></text:p>
      <text:p text:style-name="P9">$ <text:span text:style-name="T3">ALTER ROLE &lt;role_name&gt; option;</text:span></text:p>
      <text:p text:style-name="P3"/>
      <text:p text:style-name="P11"><text:s/><text:span text:style-name="T3">Role 제거</text:span></text:p>
      <text:p text:style-name="P8">$ DROP ROLE &lt;role_name&gt;;</text:p>
      <text:p text:style-name="P7">$ DROP ROLE IF EXISTS &lt;role_name&gt;;</text:p>
      <text:p text:style-name="P4"/>
      <text:p text:style-name="P12">Grant &amp; Revoke</text:p>
      <text:p text:style-name="P5"><text:s/>Grant는 User, Group 혹은 모든 User들에게 해당 객체에 대한 사용 권한을 승인하는 명령어</text:p>
      <text:p text:style-name="P5"><text:s/>Revoke는 객체에 대한 사용 권한을 제거하는 명령어</text:p>
      <text:p text:style-name="P5"><text:s/>Grant는 객체를 생성한 유저가 다른 유저(혹은 그룹)에게 해당 객체에 대한 사용 권한을 허용하도록 한다.</text:p>
      <text:p text:style-name="P5">(객체를 생성한 유저만이 이를 사용할 수 있다.)</text:p>
      <text:p text:style-name="P5"><text:s/><text:span text:style-name="T4">PostgreSQL 프롬프트에서 “\z”로 객체에 대한 Permission을 참조할 수 있다.</text:span></text:p>
      <text:p text:style-name="P5"/>
      <text:p text:style-name="P6">$ GRANT [ <text:span text:style-name="T5">privilege[, privilege]</text:span> ] ON [ <text:span text:style-name="T5">object</text:span> ] TO { <text:span text:style-name="T5">public</text:span> / <text:s/><text:span text:style-name="T5">GROUP group</text:span> / <text:span text:style-name="T5">user</text:span> };</text:p>
      <text:p text:style-name="P5"><text:s/></text:p>
      <text:p text:style-name="P5">PRIVILEGE :허용할 권한</text:p>
      <text:p text:style-name="P5"><text:s/>- SELECT</text:p>
      <text:p text:style-name="P5"><text:s/>- INSERT</text:p>
      <text:p text:style-name="P5"><text:s/>- UPDATE</text:p>
      <text:p text:style-name="P5"><text:s/>- DELETE</text:p>
      <text:p text:style-name="P5"><text:s/>- RULE</text:p>
      <text:p text:style-name="P5"><text:s/>- ALL</text:p>
      <text:p text:style-name="P5"/>
      <text:p text:style-name="P5">OBJECT : 허용할 객체</text:p>
      <text:p text:style-name="P5"><text:s/>- TABLE</text:p>
      <text:p text:style-name="P5"><text:s/>- SEQUENCE</text:p>
      <text:p text:style-name="P5"><text:s/>- VIEW</text:p>
      <text:p text:style-name="P5"><text:s/>- INDEX</text:p>
      <text:p text:style-name="P5"/>
      <text:p text:style-name="P10"><text:soft-page-break/>Permission 형식</text:p>
      <text:p text:style-name="P10">username=arwR : 유저에게 허용된 권한</text:p>
      <text:p text:style-name="P10">group gname=arwR : 그룹에게 허용된 권한</text:p>
      <text:p text:style-name="P10">=arwR : 모든 유저에게 승인된 권한</text:p>
      <text:p text:style-name="P10">a : insert</text:p>
      <text:p text:style-name="P10">r : select</text:p>
      <text:p text:style-name="P10">w : update / delete</text:p>
      <text:p text:style-name="P10">R : rule</text:p>
      <text:p text:style-name="P10">arwR : 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20:15:51.438570334</meta:creation-date>
    <dc:date>2020-04-19T14:42:08.482846500</dc:date>
    <meta:editing-duration>PT38M3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2" meta:paragraph-count="47" meta:word-count="457" meta:character-count="1136" meta:non-whitespace-character-count="907"/>
  </office:meta>
</office:document-meta>
</file>